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draw:frame text:anchor-type="as-char" svg:width="65.62mm" svg:height="25.19mm" style:rel-width="scale" style:rel-height="scale"><draw:object-ole xlink:href="OleObj1"/><draw:image xlink:href="ObjectReplacements/OleObj1"/></draw:frame><draw:frame text:anchor-type="as-char" svg:width="64.35mm" svg:height="23.50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2"><text:span text:style-name="T2">Meeting 15</text:span></text:p>
      <text:p text:style-name="P3"><text:span text:style-name="T2">=================================================================</text:span></text:p>
      <text:p text:style-name="P3"><text:span text:style-name="T2">Course / Class #: CECS 4800</text:span></text:p>
      <text:p text:style-name="P3"><text:span text:style-name="T2">Date: 16 January 2014</text:span></text:p>
      <text:p text:style-name="P3"><text:span text:style-name="T2"/></text:p>
      <text:p text:style-name="P3"><text:span text:style-name="T2">Project Name: PlasmaGraph</text:span></text:p>
      <text:p text:style-name="P3"><text:span text:style-name="T2"/></text:p>
      <text:p text:style-name="P3"><text:span text:style-name="T2">Has been done:</text:span></text:p>
      <text:p text:style-name="P3"><text:span text:style-name="T2"><text:tab/>1) SDD revision 1! (Still needs frames around most diagrams, and a number of modifications.)</text:span></text:p>
      <text:p text:style-name="P3"><text:span text:style-name="T2"><text:tab/>2) Preparation for work on product.</text:span></text:p>
      <text:p text:style-name="P3"><text:span text:style-name="T2"/></text:p>
      <text:p text:style-name="P3"><text:span text:style-name="T2">What will be done:</text:span></text:p>
      <text:p text:style-name="P3"><text:span text:style-name="T2"><text:tab/>1) SDD revision 2 will be handed to Prof. Luis A. Ortiz before next meeting.</text:span></text:p>
      <text:p text:style-name="P3"><text:span text:style-name="T2"><text:tab/>2) Begin work on product. (New GUI and data importing will be prioritized first.)</text:span></text:p>
      <text:p text:style-name="P3"><text:span text:style-name="T2"><text:tab/>3) Begin work on STD. (Drafting up unit tests (for individual methods) and procedure tests (for individual classes or groups of classes) for all the various modules.)</text:span></text:p>
      <text:p text:style-name="P3"><text:span text:style-name="T2"/></text:p>
      <text:p text:style-name="P3"><text:span text:style-name="T2"/></text:p>
      <text:p text:style-name="P3"><text:span text:style-name="T2">Materials Used: 2x Computers, internet connections, Eclipse / NetBeans IDE (Programming), Dia / Microsoft Visio (Diagramming)</text:span></text:p>
      <text:p text:style-name="P3"><text:span text:style-name="T2"/></text:p>
      <text:p text:style-name="P3"><text:span text:style-name="T2"/></text:p>
      <text:p text:style-name="P3"><text:span text:style-name="T2">Group Members:</text:span></text:p>
      <text:p text:style-name="P3"><text:span text:style-name="T2"/></text:p>
      <text:p text:style-name="P3"><text:span text:style-name="T2"/></text:p>
      <text:p text:style-name="P3"><text:span text:style-name="T2"><text:tab/><text:tab/><text:tab/>________________________________</text:span></text:p>
      <text:p text:style-name="P3"><text:span text:style-name="T2"><text:tab/><text:tab/><text:tab/><text:tab/>Gerardo A. Navas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tab/><text:tab/><text:tab/>________________________________</text:span></text:p>
      <text:p text:style-name="P3"><text:span text:style-name="T2"><text:tab/><text:tab/><text:tab/><text:tab/>Daniel Quintini</text:span></text:p>
      <text:p text:style-name="P3"><text:span text:style-name="T2"/></text:p>
      <text:p text:style-name="P3"><text:span text:style-name="T2"/></text:p>
      <text:p text:style-name="P3"><text:span text:style-name="T2">Professor: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tab/><text:tab/><text:tab/>________________________________</text:span></text:p>
      <text:p text:style-name="P3"><text:span text:style-name="T2"><text:tab/><text:tab/><text:tab/><text:tab/>Prof. Luis A. Ortiz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